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348336905612" calcext:value-type="float">
            <text:p>99,63</text:p>
          </table:table-cell>
          <table:table-cell table:style-name="ce3" table:formula="of:=([.F2]/12597)*100" office:value-type="float" office:value="0.365166309438755" calcext:value-type="float">
            <text:p>0,37</text:p>
          </table:table-cell>
          <table:table-cell/>
          <table:table-cell table:style-name="ce4" table:formula="of:=[.E18]+[.H18]" office:value-type="float" office:value="12551" calcext:value-type="float">
            <text:p>12551</text:p>
          </table:table-cell>
          <table:table-cell table:formula="of:=12597-[.E2]" office:value-type="float" office:value="46" calcext:value-type="float">
            <text:p>46</text:p>
          </table:table-cell>
          <table:table-cell office:value-type="float" office:value="0.0114281177521" calcext:value-type="float">
            <text:p>0,0114281178</text:p>
          </table:table-cell>
          <table:table-cell office:value-type="float" office:value="20.9788379669" calcext:value-type="float">
            <text:p>20,978837966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745256807176" calcext:value-type="float">
            <text:p>99,67</text:p>
          </table:table-cell>
          <table:table-cell table:style-name="ce3" table:formula="of:=([.F3]/12597)*100" office:value-type="float" office:value="0.325474319282369" calcext:value-type="float">
            <text:p>0,33</text:p>
          </table:table-cell>
          <table:table-cell/>
          <table:table-cell table:style-name="ce4" table:formula="of:=[.E19]+[.H19]" office:value-type="float" office:value="12556" calcext:value-type="float">
            <text:p>12556</text:p>
          </table:table-cell>
          <table:table-cell table:formula="of:=12597-[.E3]" office:value-type="float" office:value="41" calcext:value-type="float">
            <text:p>41</text:p>
          </table:table-cell>
          <table:table-cell office:value-type="float" office:value="0.0125179290771" calcext:value-type="float">
            <text:p>0,0125179291</text:p>
          </table:table-cell>
          <table:table-cell office:value-type="float" office:value="20.7421078682" calcext:value-type="float">
            <text:p>20,742107868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904024767802" calcext:value-type="float">
            <text:p>99,69</text:p>
          </table:table-cell>
          <table:table-cell table:style-name="ce3" table:formula="of:=([.F4]/12597)*100" office:value-type="float" office:value="0.309597523219814" calcext:value-type="float">
            <text:p>0,31</text:p>
          </table:table-cell>
          <table:table-cell/>
          <table:table-cell table:style-name="ce4" table:formula="of:=[.E20]+[.H20]" office:value-type="float" office:value="12558" calcext:value-type="float">
            <text:p>12558</text:p>
          </table:table-cell>
          <table:table-cell table:formula="of:=12597-[.E4]" office:value-type="float" office:value="39" calcext:value-type="float">
            <text:p>39</text:p>
          </table:table-cell>
          <table:table-cell office:value-type="float" office:value="0.0119199752808" calcext:value-type="float">
            <text:p>0,0119199753</text:p>
          </table:table-cell>
          <table:table-cell office:value-type="float" office:value="20.7434279919" calcext:value-type="float">
            <text:p>20,743427991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824640787489" calcext:value-type="float">
            <text:p>99,68</text:p>
          </table:table-cell>
          <table:table-cell table:style-name="ce3" table:formula="of:=([.F5]/12597)*100" office:value-type="float" office:value="0.317535921251092" calcext:value-type="float">
            <text:p>0,32</text:p>
          </table:table-cell>
          <table:table-cell/>
          <table:table-cell table:style-name="ce4" table:formula="of:=[.E21]+[.H21]" office:value-type="float" office:value="12557" calcext:value-type="float">
            <text:p>12557</text:p>
          </table:table-cell>
          <table:table-cell table:formula="of:=12597-[.E5]" office:value-type="float" office:value="40" calcext:value-type="float">
            <text:p>40</text:p>
          </table:table-cell>
          <table:table-cell office:value-type="float" office:value="0.0117280483246" calcext:value-type="float">
            <text:p>0,0117280483</text:p>
          </table:table-cell>
          <table:table-cell office:value-type="float" office:value="20.7881729603" calcext:value-type="float">
            <text:p>20,788172960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69786457093" calcext:value-type="float">
            <text:p>99,77</text:p>
          </table:table-cell>
          <table:table-cell table:style-name="ce3" table:formula="of:=([.F6]/12597)*100" office:value-type="float" office:value="0.230213542907041" calcext:value-type="float">
            <text:p>0,23</text:p>
          </table:table-cell>
          <table:table-cell/>
          <table:table-cell table:style-name="ce4" table:formula="of:=[.E22]+[.H22]" office:value-type="float" office:value="12568" calcext:value-type="float">
            <text:p>12568</text:p>
          </table:table-cell>
          <table:table-cell table:formula="of:=12597-[.E6]" office:value-type="float" office:value="29" calcext:value-type="float">
            <text:p>29</text:p>
          </table:table-cell>
          <table:table-cell office:value-type="float" office:value="0.0116920471191" calcext:value-type="float">
            <text:p>0,0116920471</text:p>
          </table:table-cell>
          <table:table-cell office:value-type="float" office:value="20.7393901348" calcext:value-type="float">
            <text:p>20,739390134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380328649679" calcext:value-type="float">
            <text:p>99,74</text:p>
          </table:table-cell>
          <table:table-cell table:style-name="ce3" table:formula="of:=([.F7]/12597)*100" office:value-type="float" office:value="0.26196713503215" calcext:value-type="float">
            <text:p>0,26</text:p>
          </table:table-cell>
          <table:table-cell/>
          <table:table-cell table:style-name="ce4" table:formula="of:=[.E23]+[.H23]" office:value-type="float" office:value="12564" calcext:value-type="float">
            <text:p>12564</text:p>
          </table:table-cell>
          <table:table-cell table:formula="of:=12597-[.E7]" office:value-type="float" office:value="33" calcext:value-type="float">
            <text:p>33</text:p>
          </table:table-cell>
          <table:table-cell office:value-type="float" office:value="0.011883020401" calcext:value-type="float">
            <text:p>0,0118830204</text:p>
          </table:table-cell>
          <table:table-cell office:value-type="float" office:value="20.7839241028" calcext:value-type="float">
            <text:p>20,783924102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745256807176" calcext:value-type="float">
            <text:p>99,67</text:p>
          </table:table-cell>
          <table:table-cell table:style-name="ce3" table:formula="of:=([.F8]/12597)*100" office:value-type="float" office:value="0.325474319282369" calcext:value-type="float">
            <text:p>0,33</text:p>
          </table:table-cell>
          <table:table-cell/>
          <table:table-cell table:style-name="ce4" table:formula="of:=[.E24]+[.H24]" office:value-type="float" office:value="12556" calcext:value-type="float">
            <text:p>12556</text:p>
          </table:table-cell>
          <table:table-cell table:formula="of:=12597-[.E8]" office:value-type="float" office:value="41" calcext:value-type="float">
            <text:p>41</text:p>
          </table:table-cell>
          <table:table-cell office:value-type="float" office:value="0.0118720531464" calcext:value-type="float">
            <text:p>0,0118720531</text:p>
          </table:table-cell>
          <table:table-cell office:value-type="float" office:value="20.7486782074" calcext:value-type="float">
            <text:p>20,748678207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507104866238" calcext:value-type="float">
            <text:p>99,65</text:p>
          </table:table-cell>
          <table:table-cell table:style-name="ce3" table:formula="of:=([.F9]/12597)*100" office:value-type="float" office:value="0.349289513376201" calcext:value-type="float">
            <text:p>0,35</text:p>
          </table:table-cell>
          <table:table-cell/>
          <table:table-cell table:style-name="ce4" table:formula="of:=[.E25]+[.H25]" office:value-type="float" office:value="12553" calcext:value-type="float">
            <text:p>12553</text:p>
          </table:table-cell>
          <table:table-cell table:formula="of:=12597-[.E9]" office:value-type="float" office:value="44" calcext:value-type="float">
            <text:p>44</text:p>
          </table:table-cell>
          <table:table-cell office:value-type="float" office:value="0.0130100250244" calcext:value-type="float">
            <text:p>0,013010025</text:p>
          </table:table-cell>
          <table:table-cell office:value-type="float" office:value="20.7005691528" calcext:value-type="float">
            <text:p>20,700569152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507104866238" calcext:value-type="float">
            <text:p>99,65</text:p>
          </table:table-cell>
          <table:table-cell table:style-name="ce3" table:formula="of:=([.F10]/12597)*100" office:value-type="float" office:value="0.349289513376201" calcext:value-type="float">
            <text:p>0,35</text:p>
          </table:table-cell>
          <table:table-cell/>
          <table:table-cell table:style-name="ce4" table:formula="of:=[.E26]+[.H26]" office:value-type="float" office:value="12553" calcext:value-type="float">
            <text:p>12553</text:p>
          </table:table-cell>
          <table:table-cell table:formula="of:=12597-[.E10]" office:value-type="float" office:value="44" calcext:value-type="float">
            <text:p>44</text:p>
          </table:table-cell>
          <table:table-cell office:value-type="float" office:value="0.0115830898285" calcext:value-type="float">
            <text:p>0,0115830898</text:p>
          </table:table-cell>
          <table:table-cell office:value-type="float" office:value="20.7171721458" calcext:value-type="float">
            <text:p>20,717172145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586488846551" calcext:value-type="float">
            <text:p>99,66</text:p>
          </table:table-cell>
          <table:table-cell table:style-name="ce3" table:formula="of:=([.F11]/12597)*100" office:value-type="float" office:value="0.341351115344923" calcext:value-type="float">
            <text:p>0,34</text:p>
          </table:table-cell>
          <table:table-cell/>
          <table:table-cell table:style-name="ce4" table:formula="of:=[.E27]+[.H27]" office:value-type="float" office:value="12554" calcext:value-type="float">
            <text:p>12554</text:p>
          </table:table-cell>
          <table:table-cell table:formula="of:=12597-[.E11]" office:value-type="float" office:value="43" calcext:value-type="float">
            <text:p>43</text:p>
          </table:table-cell>
          <table:table-cell office:value-type="float" office:value="0.0114991664886" calcext:value-type="float">
            <text:p>0,0114991665</text:p>
          </table:table-cell>
          <table:table-cell office:value-type="float" office:value="20.7821550369" calcext:value-type="float">
            <text:p>20,782155036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24640787489" calcext:value-type="float">
            <text:p>99,6824640787</text:p>
          </table:table-cell>
          <table:table-cell table:formula="of:=AVERAGE([.C2:.C11])" office:value-type="float" office:value="0.317535921251091" calcext:value-type="float">
            <text:p>0,3175359213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7" calcext:value-type="float">
            <text:p>12557</text:p>
          </table:table-cell>
          <table:table-cell table:formula="of:=AVERAGE([.F2:.F11])" office:value-type="float" office:value="40" calcext:value-type="float">
            <text:p>40</text:p>
          </table:table-cell>
          <table:table-cell table:formula="of:=SUM([.G2:.G11])/10" office:value-type="float" office:value="0.01191334724426" calcext:value-type="float">
            <text:p>0,0119133472</text:p>
          </table:table-cell>
          <table:table-cell table:formula="of:=SUM([.H2:.H11])/10" office:value-type="float" office:value="20.77244355678" calcext:value-type="float">
            <text:p>20,772443556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7" calcext:value-type="float">
            <text:p>5843,7</text:p>
          </table:table-cell>
          <table:table-cell table:formula="of:=AVERAGE([.G18:.G27])" office:value-type="float" office:value="19" calcext:value-type="float">
            <text:p>19</text:p>
          </table:table-cell>
          <table:table-cell/>
          <table:table-cell office:value-type="float" office:value="5918" calcext:value-type="float">
            <text:p>591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formula="of:=12597-SUM([.E18:.G18])" office:value-type="float" office:value="6633" calcext:value-type="float">
            <text:p>663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1" calcext:value-type="float">
            <text:p>21</text:p>
          </table:table-cell>
          <table:table-cell table:formula="of:=AVERAGE([.H18:.H27])" office:value-type="float" office:value="6713.3" calcext:value-type="float">
            <text:p>6713,3</text:p>
          </table:table-cell>
          <table:table-cell/>
          <table:table-cell office:value-type="float" office:value="5718" calcext:value-type="float">
            <text:p>57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12597-SUM([.E19:.G19])" office:value-type="float" office:value="6838" calcext:value-type="float">
            <text:p>683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7" calcext:value-type="float">
            <text:p>584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12597-SUM([.E20:.G20])" office:value-type="float" office:value="6711" calcext:value-type="float">
            <text:p>671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7" calcext:value-type="float">
            <text:p>5843,7</text:p>
          </table:table-cell>
          <table:table-cell table:number-columns-repeated="2"/>
          <table:table-cell office:value-type="float" office:value="5784" calcext:value-type="float">
            <text:p>578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12597-SUM([.E21:.G21])" office:value-type="float" office:value="6773" calcext:value-type="float">
            <text:p>677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1" calcext:value-type="float">
            <text:p>21</text:p>
          </table:table-cell>
          <table:table-cell table:number-columns-repeated="2"/>
          <table:table-cell office:value-type="float" office:value="5923" calcext:value-type="float">
            <text:p>59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12597-SUM([.E22:.G22])" office:value-type="float" office:value="6645" calcext:value-type="float">
            <text:p>664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" calcext:value-type="float">
            <text:p>19</text:p>
          </table:table-cell>
          <table:table-cell table:number-columns-repeated="2"/>
          <table:table-cell office:value-type="float" office:value="5919" calcext:value-type="float">
            <text:p>59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12597-SUM([.E23:.G23])" office:value-type="float" office:value="6645" calcext:value-type="float">
            <text:p>664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3" calcext:value-type="float">
            <text:p>6713,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formula="of:=12597-SUM([.E24:.G24])" office:value-type="float" office:value="6721" calcext:value-type="float">
            <text:p>672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49" calcext:value-type="float">
            <text:p>574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804" calcext:value-type="float">
            <text:p>680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6" calcext:value-type="float">
            <text:p>587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formula="of:=12597-SUM([.E26:.G26])" office:value-type="float" office:value="6677" calcext:value-type="float">
            <text:p>667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8" calcext:value-type="float">
            <text:p>586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formula="of:=12597-SUM([.E27:.G27])" office:value-type="float" office:value="6686" calcext:value-type="float">
            <text:p>668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24640787489" calcext:value-type="float">
            <text:p>0,9968246408</text:p>
          </table:table-cell>
          <table:table-cell table:number-columns-repeated="2"/>
          <table:table-cell table:formula="of:=SUM([.E18:.E27])/10" office:value-type="float" office:value="5843.7" calcext:value-type="float">
            <text:p>5843,7</text:p>
          </table:table-cell>
          <table:table-cell table:formula="of:=SUM([.F18:.F27])/10" office:value-type="float" office:value="21" calcext:value-type="float">
            <text:p>21</text:p>
          </table:table-cell>
          <table:table-cell table:formula="of:=SUM([.G18:.G27])/10" office:value-type="float" office:value="19" calcext:value-type="float">
            <text:p>19</text:p>
          </table:table-cell>
          <table:table-cell table:formula="of:=SUM([.H18:.H27])/10" office:value-type="float" office:value="6713.3" calcext:value-type="float">
            <text:p>6713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7535921251091" calcext:value-type="float">
            <text:p>0,0031753592</text:p>
          </table:table-cell>
          <table:table-cell table:number-columns-repeated="2"/>
          <table:table-cell table:formula="of:=SUM([.E18:.E27])" office:value-type="float" office:value="58437" calcext:value-type="float">
            <text:p>58437</text:p>
          </table:table-cell>
          <table:table-cell table:formula="of:=SUM([.F18:.F27])" office:value-type="float" office:value="210" calcext:value-type="float">
            <text:p>210</text:p>
          </table:table-cell>
          <table:table-cell table:formula="of:=SUM([.G18:.G27])" office:value-type="float" office:value="190" calcext:value-type="float">
            <text:p>190</text:p>
          </table:table-cell>
          <table:table-cell table:formula="of:=SUM([.H18:.H27])" office:value-type="float" office:value="67133" calcext:value-type="float">
            <text:p>67133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59172394972" calcext:value-type="float">
            <text:p>0,9967591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881635804761" calcext:value-type="float">
            <text:p>0,996881635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13:28.9578839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36S</meta:editing-duration>
    <meta:editing-cycles>7</meta:editing-cycles>
    <meta:generator>LibreOffice/5.1.6.2$Linux_X86_64 LibreOffice_project/10m0$Build-2</meta:generator>
    <dc:date>2018-01-24T00:15:42.695976284</dc:date>
    <meta:document-statistic meta:table-count="1" meta:cell-count="171" meta:object-count="0"/>
  </office:meta>
</office:document-meta>
</file>